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66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2.813cm"/>
    </style:style>
    <style:style style:name="co5" style:family="table-column">
      <style:table-column-properties fo:break-before="auto" style:column-width="3.38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net-routing.output" table:style-name="ta1">
        <table:shapes>
          <draw:frame draw:z-index="0" draw:style-name="gr1" draw:text-style-name="P1" svg:width="16.005cm" svg:height="9.005cm" svg:x="21.825cm" svg:y="4.276cm">
            <draw:object draw:notify-on-update-of-ranges="'manet-routing.output'.A1:'manet-routing.output'.A1 'manet-routing.output'.A2:'manet-routing.output'.A31 'manet-routing.output'.B1:'manet-routing.output'.B1 'manet-routing.output'.B2:'manet-routing.output'.B31 'manet-routing.output'.C1:'manet-routing.output'.C1 'manet-routing.output'.C2:'manet-routing.output'.C31 'manet-routing.output'.D1:'manet-routing.output'.D1 'manet-routing.output'.D2:'manet-routing.output'.D31 'manet-routing.output'.E1:'manet-routing.output'.E1 'manet-routing.output'.E2:'manet-routing.output'.E31 'manet-routing.output'.F1:'manet-routing.output'.F1 'manet-routing.output'.F2:'manet-routing.output'.F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imulationSecond</text:p>
          </table:table-cell>
          <table:table-cell office:value-type="string" calcext:value-type="string">
            <text:p>ReceiveRate</text:p>
          </table:table-cell>
          <table:table-cell office:value-type="string" calcext:value-type="string">
            <text:p>PacketsReceived</text:p>
          </table:table-cell>
          <table:table-cell office:value-type="string" calcext:value-type="string">
            <text:p>NumberOfSinks</text:p>
          </table:table-cell>
          <table:table-cell office:value-type="string" calcext:value-type="string">
            <text:p>RoutingProtocol</text:p>
          </table:table-cell>
          <table:table-cell office:value-type="string" calcext:value-type="string">
            <text:p>TransmissionPow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O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O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O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O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O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O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O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O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O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O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O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O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O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O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O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O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O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O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O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O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O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O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O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O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O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O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O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O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ODV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ODV</text:p>
          </table:table-cell>
          <table:table-cell office:value-type="float" office:value="7.5" calcext:value-type="float">
            <text:p>7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8T16:19:18.338703698</dc:date>
    <meta:editing-duration>PT1H8M35S</meta:editing-duration>
    <meta:editing-cycles>2</meta:editing-cycles>
    <meta:document-statistic meta:table-count="1" meta:cell-count="186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line" chart:style-name="ch1">
        <chart:legend chart:legend-position="end" svg:x="11.646cm" svg:y="2.959cm" style:legend-expansion="high" chart:style-name="ch2"/>
        <chart:plot-area chart:style-name="ch3" table:cell-range-address="'manet-routing.output'.A1:'manet-routing.output'.F31" chart:data-source-has-labels="row" svg:x="0.32cm" svg:y="0.18cm" svg:width="11.006cm" svg:height="8.646cm">
          <chart:coordinate-region svg:x="0.941cm" svg:y="0.379cm" svg:width="10.385cm" svg:height="7.6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anet-routing.output'.A2:'manet-routing.output'.A31" chart:label-cell-address="'manet-routing.output'.A1:'manet-routing.output'.A1" chart:class="chart:line">
            <chart:data-point chart:repeated="30"/>
          </chart:series>
          <chart:series chart:style-name="ch7" chart:values-cell-range-address="'manet-routing.output'.B2:'manet-routing.output'.B31" chart:label-cell-address="'manet-routing.output'.B1:'manet-routing.output'.B1" chart:class="chart:line">
            <chart:data-point chart:repeated="30"/>
          </chart:series>
          <chart:series chart:style-name="ch8" chart:values-cell-range-address="'manet-routing.output'.C2:'manet-routing.output'.C31" chart:label-cell-address="'manet-routing.output'.C1:'manet-routing.output'.C1" chart:class="chart:line">
            <chart:data-point chart:repeated="30"/>
          </chart:series>
          <chart:series chart:style-name="ch9" chart:values-cell-range-address="'manet-routing.output'.D2:'manet-routing.output'.D31" chart:label-cell-address="'manet-routing.output'.D1:'manet-routing.output'.D1" chart:class="chart:line">
            <chart:data-point chart:repeated="30"/>
          </chart:series>
          <chart:series chart:style-name="ch10" chart:values-cell-range-address="'manet-routing.output'.E2:'manet-routing.output'.E31" chart:label-cell-address="'manet-routing.output'.E1:'manet-routing.output'.E1" chart:class="chart:line">
            <chart:data-point chart:repeated="30"/>
          </chart:series>
          <chart:series chart:style-name="ch11" chart:values-cell-range-address="'manet-routing.output'.F2:'manet-routing.output'.F31" chart:label-cell-address="'manet-routing.output'.F1:'manet-routing.output'.F1" chart:class="chart:line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ulationSecond</text:p>
                <draw:g>
                  <svg:desc>'manet-routing.output'.A1:'manet-routing.output'.A1</svg:desc>
                </draw:g>
              </table:table-cell>
              <table:table-cell office:value-type="string">
                <text:p>ReceiveRate</text:p>
                <draw:g>
                  <svg:desc>'manet-routing.output'.B1:'manet-routing.output'.B1</svg:desc>
                </draw:g>
              </table:table-cell>
              <table:table-cell office:value-type="string">
                <text:p>PacketsReceived</text:p>
                <draw:g>
                  <svg:desc>'manet-routing.output'.C1:'manet-routing.output'.C1</svg:desc>
                </draw:g>
              </table:table-cell>
              <table:table-cell office:value-type="string">
                <text:p>NumberOfSinks</text:p>
                <draw:g>
                  <svg:desc>'manet-routing.output'.D1:'manet-routing.output'.D1</svg:desc>
                </draw:g>
              </table:table-cell>
              <table:table-cell office:value-type="string">
                <text:p>RoutingProtocol</text:p>
                <draw:g>
                  <svg:desc>'manet-routing.output'.E1:'manet-routing.output'.E1</svg:desc>
                </draw:g>
              </table:table-cell>
              <table:table-cell office:value-type="string">
                <text:p>TransmissionPower</text:p>
                <draw:g>
                  <svg:desc>'manet-routing.output'.F1:'manet-routing.output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anet-routing.output'.A2:'manet-routing.output'.A31</svg:desc>
                </draw:g>
              </table:table-cell>
              <table:table-cell office:value-type="float" office:value="0">
                <text:p>0</text:p>
                <draw:g>
                  <svg:desc>'manet-routing.output'.B2:'manet-routing.output'.B31</svg:desc>
                </draw:g>
              </table:table-cell>
              <table:table-cell office:value-type="float" office:value="0">
                <text:p>0</text:p>
                <draw:g>
                  <svg:desc>'manet-routing.output'.C2:'manet-routing.output'.C31</svg:desc>
                </draw:g>
              </table:table-cell>
              <table:table-cell office:value-type="float" office:value="5">
                <text:p>5</text:p>
                <draw:g>
                  <svg:desc>'manet-routing.output'.D2:'manet-routing.output'.D31</svg:desc>
                </draw:g>
              </table:table-cell>
              <table:table-cell office:value-type="float" office:value="NaN">
                <text:p>NaN</text:p>
                <draw:g>
                  <svg:desc>'manet-routing.output'.E2:'manet-routing.output'.E31</svg:desc>
                </draw:g>
              </table:table-cell>
              <table:table-cell office:value-type="float" office:value="7.5">
                <text:p>7.5</text:p>
                <draw:g>
                  <svg:desc>'manet-routing.output'.F2:'manet-routing.output'.F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